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10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1" style:family="paragraph" style:parent-style-name="Tabletext">
      <style:paragraph-properties style:snap-to-layout-grid="false"/>
    </style:style>
    <style:style style:name="P12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Heading">
      <style:paragraph-properties fo:text-align="end" style:justify-single-word="false"/>
    </style:style>
    <style:style style:name="P17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18" style:family="paragraph" style:parent-style-name="Heading">
      <style:paragraph-properties fo:break-before="page"/>
    </style:style>
    <style:style style:name="P19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22" style:family="paragraph" style:parent-style-name="Contents_20_2">
      <style:paragraph-properties fo:margin-left="0.656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P23" style:family="paragraph" style:parent-style-name="Contents_20_2">
      <style:paragraph-properties fo:margin-left="0.6563in" fo:margin-right="0.5in" fo:text-indent="0in" style:auto-text-indent="false">
        <style:tab-stops>
          <style:tab-stop style:position="6.0102in" style:type="right"/>
        </style:tab-stops>
      </style:paragraph-properties>
    </style:style>
    <style:style style:name="P24" style:family="paragraph" style:parent-style-name="Heading_20_2">
      <style:paragraph-properties fo:orphans="2" fo:widows="2"/>
      <style:text-properties fo:font-size="11pt" style:font-size-asian="11pt" style:font-size-complex="11pt"/>
    </style:style>
    <style:style style:name="P25" style:family="paragraph" style:parent-style-name="Heading_20_2">
      <style:paragraph-properties fo:margin-left="0in" fo:margin-right="0in" fo:orphans="2" fo:widows="2" fo:text-indent="0in" style:auto-text-indent="false"/>
    </style:style>
    <style:style style:name="P26" style:family="paragraph" style:parent-style-name="Heading" style:master-page-name="Standard">
      <style:paragraph-properties fo:text-align="end" style:justify-single-word="false" style:page-number="auto"/>
    </style:style>
    <style:style style:name="P27" style:family="paragraph" style:parent-style-name="Heading" style:master-page-name="Convert_20_1">
      <style:paragraph-properties style:page-number="auto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Heading_20_1">
      <style:paragraph-properties fo:margin-left="0in" fo:margin-right="0in" fo:text-indent="0in" style:auto-text-indent="false"/>
    </style:style>
    <style:style style:name="P30" style:family="paragraph" style:parent-style-name="Standard" style:list-style-name="L2">
      <style:paragraph-properties fo:orphans="2" fo:widows="2"/>
      <style:text-properties fo:font-weight="bold" style:font-weight-asian="bold" style:font-weight-complex="bold"/>
    </style:style>
    <style:style style:name="P31" style:family="paragraph" style:parent-style-name="Standard" style:list-style-name="L2">
      <style:paragraph-properties fo:orphans="2" fo:widows="2"/>
    </style:style>
    <style:style style:name="P32" style:family="paragraph" style:parent-style-name="Standard" style:list-style-name="L2">
      <style:paragraph-properties fo:orphans="2" fo:widows="2"/>
      <style:text-properties style:font-name="Arial1" fo:font-weight="bold" style:font-weight-asian="bold" style:font-weight-complex="bold"/>
    </style:style>
    <style:style style:name="P33" style:family="paragraph" style:parent-style-name="Standard" style:list-style-name="WW8Num15"/>
    <style:style style:name="P34" style:family="paragraph" style:parent-style-name="Standard" style:list-style-name="L1">
      <style:paragraph-properties fo:margin-left="0.5in" fo:margin-right="0in" fo:text-indent="0.0102in" style:auto-text-indent="false">
        <style:tab-stops>
          <style:tab-stop style:position="0.6457in"/>
        </style:tab-stops>
      </style:paragraph-properties>
    </style:style>
    <style:style style:name="P35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6457in"/>
        </style:tab-stops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fo:font-size="10pt"/>
    </style:style>
    <style:style style:name="T3" style:family="text">
      <style:text-properties style:font-name-asian="Arial"/>
    </style:style>
    <style:style style:name="T4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gTrack</text:p>
      <text:p text:style-name="P16">Use-Case Specification: Bus Load</text:p>
      <text:p text:style-name="P16"/>
      <text:p text:style-name="P17">Version<text:span text:style-name="T3"> </text:span>1.0</text:p>
      <text:p text:style-name="Standard"/>
      <text:p text:style-name="Standard"/>
      <text:p text:style-name="Text_20_body"/>
      <text:p text:style-name="Text_20_body"/>
      <text:p text:style-name="P27">Revision<text:span text:style-name="T3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ate</text:p>
          </table:table-cell>
          <table:table-cell table:style-name="Table1.A1" office:value-type="string">
            <text:p text:style-name="P12">Version</text:p>
          </table:table-cell>
          <table:table-cell table:style-name="Table1.A1" office:value-type="string">
            <text:p text:style-name="P12">Description</text:p>
          </table:table-cell>
          <table:table-cell table:style-name="Table1.D1" office:value-type="string">
            <text:p text:style-name="P12">Author</text:p>
          </table:table-cell>
        </table:table-row>
        <table:table-row table:style-name="Table1.1">
          <table:table-cell table:style-name="Table1.A1" office:value-type="string">
            <text:p text:style-name="P11">06/Mar/2012</text:p>
          </table:table-cell>
          <table:table-cell table:style-name="Table1.A1" office:value-type="string">
            <text:p text:style-name="P11">1.0</text:p>
          </table:table-cell>
          <table:table-cell table:style-name="Table1.A1" office:value-type="string">
            <text:p text:style-name="P11">Bus Load Use Case</text:p>
          </table:table-cell>
          <table:table-cell table:style-name="Table1.D1" office:value-type="string">
            <text:p text:style-name="P11">Chase Bryant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D1" office:value-type="string">
            <text:p text:style-name="P11"/>
          </table:table-cell>
        </table:table-row>
      </table:table>
      <text:p text:style-name="Standard"/>
      <text:p text:style-name="P18">Table<text:span text:style-name="T3"> </text:span>of<text:span text:style-name="T3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0">1. Bus Load<text:tab/>4</text:p>
          <text:p text:style-name="P21">1.1 Brief Description<text:tab/>4</text:p>
          <text:p text:style-name="P20">2. Actors Involved<text:tab/>4</text:p>
          <text:p text:style-name="P20">3. Flow of Events<text:tab/>4</text:p>
          <text:p text:style-name="P21">3.1 Basic Flow <text:tab/>4</text:p>
          <text:p text:style-name="P21">3.2 Alternative Flows<text:tab/>4</text:p>
          <text:p text:style-name="P23">3.2.1 System Crashes <text:tab/> 4</text:p>
          <text:p text:style-name="P22">3.2.2 Inaccurate Reading<text:tab/>4</text:p>
          <text:p text:style-name="P20">4. Special Requirements<text:tab/>5</text:p>
          <text:p text:style-name="P20">5. Preconditions<text:tab/>5</text:p>
          <text:p text:style-name="P20">6. Postconditions<text:tab/>5</text:p>
        </text:index-body>
      </text:table-of-content>
      <text:p text:style-name="P19">Use-Case Specification: Bus Load<text:span text:style-name="T3"> </text:span></text:p>
      <text:p text:style-name="InfoBlue"/>
      <text:h text:style-name="Heading_20_1" text:outline-level="1">Bus Load</text:h>
      <text:h text:style-name="Heading_20_2" text:outline-level="2">Brief<text:span text:style-name="T3"> </text:span>Description</text:h>
      <text:p text:style-name="P13"><text:s/>The system keeps track of how many riders are currently on the bus. <text:s/>Users can access the system and view the information to determine whether or not they want to ride the bus.</text:p>
      <text:h text:style-name="P28" text:outline-level="1">Actors<text:span text:style-name="T3"> </text:span>Involved</text:h>
      <text:p text:style-name="P13">User, Rider, Sensor</text:p>
      <text:h text:style-name="P28" text:outline-level="1">Flow<text:span text:style-name="T3"> </text:span>of<text:span text:style-name="T3"> </text:span>Events</text:h>
      <text:h text:style-name="P24" text:outline-level="2">Basic<text:span text:style-name="T3"> </text:span>Flow<text:span text:style-name="T3"> </text:span></text:h>
      <text:p text:style-name="P13">1. Rider enters JagTran.</text:p>
      <text:p text:style-name="P13"/>
      <text:p text:style-name="P13">2. System keeps track of how many riders are aboard the JagTran.</text:p>
      <text:p text:style-name="P13"/>
      <text:p text:style-name="P14">3. User accesses system. </text:p>
      <text:p text:style-name="P13"/>
      <text:p text:style-name="P13">4. User chooses desired JagTran.</text:p>
      <text:p text:style-name="P13"/>
      <text:list xml:id="list694300320" text:style-name="L1">
        <text:list-item>
          <text:p text:style-name="P34">.System output amount of riders that are currently on the JagTran.</text:p>
          <text:p text:style-name="P34"/>
        </text:list-item>
        <text:list-item>
          <text:p text:style-name="P35">User decides whether or not to ride the JagTran.</text:p>
        </text:list-item>
      </text:list>
      <text:p text:style-name="P13"/>
      <text:p text:style-name="P13"/>
      <text:h text:style-name="P24" text:outline-level="2">Alternative<text:span text:style-name="T3"> </text:span>Flows</text:h>
      <text:list xml:id="list678894019" text:style-name="L2">
        <text:list-item>
          <text:list>
            <text:list-item>
              <text:list>
                <text:list-item>
                  <text:p text:style-name="P30"><text:span text:style-name="T1">System</text:span> Crashes</text:p>
                  <text:list>
                    <text:list-header>
                      <text:p text:style-name="P31">1. User accesses application</text:p>
                      <text:p text:style-name="P31"/>
                      <text:p text:style-name="P31">2. System crashes</text:p>
                      <text:p text:style-name="P31"/>
                      <text:p text:style-name="P31">3. No information is output</text:p>
                    </text:list-header>
                  </text:list>
                </text:list-item>
              </text:list>
            </text:list-item>
          </text:list>
        </text:list-item>
      </text:list>
      <text:p text:style-name="P5"/>
      <text:list xml:id="list832407467" text:continue-numbering="true" text:style-name="L2">
        <text:list-item>
          <text:list>
            <text:list-item>
              <text:list>
                <text:list-item>
                  <text:p text:style-name="P32">Inaccurate Reading</text:p>
                  <text:list>
                    <text:list-header>
                      <text:p text:style-name="P31">1. Sensor malfunctions and gets inaccurate results</text:p>
                      <text:p text:style-name="P31"/>
                      <text:p text:style-name="P31">2. User accesses application</text:p>
                      <text:p text:style-name="P31"/>
                      <text:p text:style-name="P31">3. User gets incorrect information</text:p>
                      <text:p text:style-name="P31"/>
                      <text:p text:style-name="P31">4. User arrives at stop and JagTran is full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15"/>
      <text:p text:style-name="P15"/>
      <text:p text:style-name="P13"/>
      <text:p text:style-name="P13"/>
      <text:h text:style-name="Heading_20_1" text:outline-level="1"><text:soft-page-break/>Special<text:span text:style-name="T3"> </text:span>Requirements</text:h>
      <text:p text:style-name="Text_20_body"/>
      <text:p text:style-name="Text_20_body">1. System must be made available to users for download</text:p>
      <text:p text:style-name="Text_20_body">2. Users must have necessary hardware to download software. .</text:p>
      <text:h text:style-name="P28" text:outline-level="1">Preconditions</text:h>
      <text:list xml:id="list1447464990" text:style-name="WW8Num15">
        <text:list-item>
          <text:p text:style-name="P33">User must be able to access system. </text:p>
        </text:list-item>
        <text:list-item>
          <text:p text:style-name="P33">Sensors must be installed on JagTrans</text:p>
        </text:list-item>
      </text:list>
      <text:p text:style-name="Standard"/>
      <text:h text:style-name="P28" text:outline-level="1">Postconditions</text:h>
      <text:p text:style-name="P13">1. Amount of riders on each JagTran is given.</text:p>
      <text:h text:style-name="P25" text:outline-level="2" text:is-list-header="true"/>
      <text:h text:style-name="P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 text:bullet-char="•">
        <style:list-level-properties text:min-label-width="0.2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ck</text:p>
            </table:table-cell>
            <table:table-cell table:style-name="Table3.B1" office:value-type="string">
              <text:p text:style-name="MP6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5">Use-Case Specification: Bus Load</text:p>
            </table:table-cell>
            <table:table-cell table:style-name="Table3.B1" office:value-type="string">
              <text:p text:style-name="MP5"><text:s text:c="2"/>Date: <text:s/>06/Mar/2012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JagTrack</text:span><text:span text:style-name="MT2">,</text:span> <text:date style:data-style-name="N120" text:date-value="2012-03-19T22:28:27.99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hayden </dc:creator>
    <dc:date>2012-03-19T22:28:26</dc:date>
    <meta:editing-cycles>8</meta:editing-cycles>
    <meta:editing-duration>PT46M47S</meta:editing-duration>
    <meta:generator>LibreOffice/3.4$Linux LibreOffice_project/340m1$Build-302</meta:generator>
    <meta:document-statistic meta:table-count="3" meta:image-count="0" meta:object-count="0" meta:page-count="5" meta:paragraph-count="63" meta:word-count="281" meta:character-count="1646" meta:non-whitespace-character-count="1419"/>
    <meta:user-defined meta:name="Info 1"/>
    <meta:user-defined meta:name="Info 2"/>
    <meta:user-defined meta:name="Info 3"/>
    <meta:user-defined meta:name="Info 4"/>
  </office:meta>
</office:document-meta>
</file>